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0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Henrietta Nathan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, PA./</text:p>
      <text:p text:style-name="P2"/>
      <text:p text:style-name="P3">[Page 1]</text:p>
      <text:p text:style-name="P3">Did I not hold the belief, which so/ comforted the deep thinking psalmist whose utterances I have just <text:span text:style-name="T2">read</text:span><text:span text:style-name="T3"> rehearsed; did/ I not confide in the promise of inspiration,/ that when my flesh and my heart are/ mouldering in the grave, God is still the/ eternal Rock of my defence[sic!] and security, I/ would deny that I bear the image of my/ Creator within my invisible soul. <text:s/>Nay,/ contemplating </text:span><text:span text:style-name="T2">events</text:span><text:span text:style-name="T3"> shocking events I would, at times, become guilty of blasphemy,/ calling the Maker of heaven and earth an/ enemy of the human beings into whom He/ has breathed life. <text:s/>But.....Oh consolatory words!/ [Hebrew] "Thou, O Lord! wilt guide/ me with Thy counsel and afterword take me/ up to glory;" that is the joyous declaration. <text:s/>May </text:span><text:span text:style-name="T2">such</text:span><text:span text:style-name="T3"> it be </text:span><text:span text:style-name="T2">the portion</text:span><text:span text:style-name="T3"> fulfilled in/ </text:span><text:span text:style-name="T2">of</text:span><text:span text:style-name="T3"> Henrietta Nathans, now that she has reached/ the haven of her destination, after having been/ long tossed on the angry waves of a sea/ of trouble. <text:s/>Beautiful</text:span><text:span text:style-name="T2">ly</text:span><text:span text:style-name="T3"> had the Sovereign/ hand which moulded her frame, made that/ daughter of the Hebrew people; but under the/ strokes of infelicity, the comely </text:span><text:span text:style-name="T2">frame</text:span><text:span text:style-name="T3"> figure early showed/</text:span></text:p>
      <text:p text:style-name="P3"><text:span text:style-name="T3"/></text:p>
      <text:p text:style-name="P3"><text:span text:style-name="T3">[Page 2]</text:span></text:p>
      <text:p text:style-name="P3"><text:span text:style-name="T3">visible signs of premature old age, till acute diseases/ </text:span><text:span text:style-name="T2">dissolved</text:span><text:span text:style-name="T3"> wore away the lovely body. <text:s/>But I must forbear speaking./ <text:s/>Exceedingly unwise would I prove myself, if, stir-/-red up by sympathy, I were to </text:span><text:soft-page-break/><text:span text:style-name="T3">dwell on the/ checkered history of my deceased sister in faith,/ if I described the various causes that saddened/ her existence. <text:s/>To expose wrong would not vin-/-dicate right in the present instance, and my/ mission is to promote peace and to console not to </text:span><text:span text:style-name="T2">stir up</text:span><text:span text:style-name="T3"> incite war and to accuse./ <text:s/>Henrietta Nathans is now free form the men-/-tal and physical sorrows which she endured,/ while clothed in flesh, and though that flesh/ must consume in the grave, God is the Rock/ where her imperishable faculties will have found/ a refuge [Hebrew] Aye: God has taken her/ up to glory./</text:span></text:p>
      <text:p text:style-name="P3"><text:span text:style-name="T3">The blessings of the religion which I represent/ must be invoked </text:span><text:span text:style-name="T2">on</text:span><text:span text:style-name="T3"> that they may rest upon the head of the surviving daughter,/ who clung to her mother, forgetting self, sup-/-pressing natural inclinations, in order to remain/ with the dear one who gave her birth; to allay pain/ and relieve a perturbed mind. <text:s/>May a future/ fraught with happiness be the share allotted/ to her by her father in heaven, Almighty God./</text:span></text:p>
      <text:p text:style-name="P3"><text:span text:style-name="T3"/></text:p>
      <text:p text:style-name="P3"><text:span text:style-name="T3">[Page 3]</text:span></text:p>
      <text:p text:style-name="P3"><text:span text:style-name="T3">To exhort all who bear Ida Nathans affection/ to continue their ministration of kindness; to make/ her feel that many deplore </text:span><text:span text:style-name="T2">her</text:span><text:span text:style-name="T3"> the loss she sustained and will/ mitigate her loneliness, that many pray for her/ restoration to tranquillity[sic!] and for her durable/ felicity, is my earnest wish, and I obey the/ instincts of my nature and the dictates of my/ faith by carrying </text:span><text:span text:style-name="T2">it</text:span><text:span text:style-name="T3"> out that wish at this most grievous/ moment </text:span><text:span text:style-name="T2">of parting with that which</text:span><text:span text:style-name="T3"> that she must consign to the earth what is mortal/ of a loving mother./</text:span></text:p>
      <text:p text:style-name="P3"><text:span text:style-name="T3">And Thou, O Omnipotent, forgive the guiltiness of/ the living and the trespasses of the dead, for,/ verily none is so righteous that sinneth not./ <text:s/>Command Thy angels to accompany us through/ this terrestrial journey, that we may walk in a/ path of rectitude, </text:span><text:span text:style-name="T2">in which</text:span><text:span text:style-name="T3"> wherein neither we nor our/ associates shall suffer wrong. <text:s/>And for the sake/ of Thy handmaid whose spirit stands at this/ hour before Thy august tribunal, I beseech Thee,/ O forgiving Lord! <text:s/>Bid the ample folds of the/ mantle of Divine charity cover up the faults/ she committed through the frailty of nature, and cause/ her spirit to rejoice in the contemplation of Thy Essence,/ O Creator and Saviour of all the living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1:34:45.74</meta:creation-date>
    <meta:document-statistic meta:table-count="0" meta:image-count="0" meta:object-count="0" meta:page-count="3" meta:paragraph-count="72" meta:word-count="781" meta:character-count="4888"/>
    <dc:date>2012-11-12T12:59:51.57</dc:date>
    <meta:editing-duration>PT20M24S</meta:editing-duration>
    <meta:editing-cycles>1</meta:editing-cycles>
    <meta:generator>OpenOffice.org/3.4.1$Win32 OpenOffice.org_project/341m1$Build-9593</meta:generator>
  </office:meta>
</office:document-meta>
</file>